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8.996cm"/>
    </style:style>
    <style:style style:name="co6" style:family="table-column">
      <style:table-column-properties fo:break-before="auto" style:column-width="15.7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" style:family="table-cell" style:parent-style-name="Default" style:data-style-name="N0"/>
    <style:style style:name="ce1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wrap-option="wrap" style:vertical-align="automatic"/>
    </style:style>
    <style:style style:name="ce17" style:family="table-cell" style:parent-style-name="Default" style:data-style-name="N107"/>
    <style:style style:name="ce7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10" style:family="table-cell" style:parent-style-name="Default" style:data-style-name="N0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Liberation Sans" fo:font-size="10pt" style:font-name-asian="Liberation Sans2" style:font-size-asian="10pt" style:font-name-complex="Liberation Sans2" style:font-size-complex="10pt"/>
    </style:style>
    <style:style style:name="ce21" style:family="table-cell" style:parent-style-name="Default" style:data-style-name="N0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14" office:value-type="string" calcext:value-type="string">
            <text:p>Prática 3.1a </text:p>
          </table:table-cell>
          <table:table-cell table:style-name="ce14" office:value-type="string" calcext:value-type="string">
            <text:p>Prática 3.1b </text:p>
          </table:table-cell>
          <table:table-cell table:style-name="ce14" office:value-type="string" calcext:value-type="string">
            <text:p>Prática 3.2a <text:s/></text:p>
          </table:table-cell>
          <table:table-cell table:style-name="ce14" office:value-type="string" calcext:value-type="string">
            <text:p>Prática 3.2b </text:p>
          </table:table-cell>
          <table:table-cell table:style-name="ce2" office:value-type="string" calcext:value-type="string">
            <text:p>Nota L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36212</text:p>
          </table:table-cell>
          <table:table-cell table:style-name="ce3" office:value-type="string" calcext:value-type="string">
            <text:p>ANDRE LUCAS SOUZA DE CASTRO</text:p>
          </table:table-cell>
          <table:table-cell table:style-name="ce15" table:number-columns-repeated="4"/>
          <table:table-cell table:style-name="ce17" table:formula="of:=SUM([.C2:.F2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81801</text:p>
          </table:table-cell>
          <table:table-cell table:style-name="ce3" office:value-type="string" calcext:value-type="string">
            <text:p>BRENO MATEUS DOS SANTOS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6" calcext:value-type="float">
            <text:p>0,6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7" calcext:value-type="float">
            <text:p>0,7</text:p>
          </table:table-cell>
          <table:table-cell table:style-name="ce17" table:formula="of:=SUM([.C3:.F3])" office:value-type="float" office:value="3.3" calcext:value-type="float">
            <text:p>3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0180042917</text:p>
          </table:table-cell>
          <table:table-cell table:style-name="ce3" office:value-type="string" calcext:value-type="string">
            <text:p>BRUNO BEZERRA BASTOS</text:p>
          </table:table-cell>
          <table:table-cell table:style-name="ce15" office:value-type="float" office:value="1" calcext:value-type="float">
            <text:p>1,0</text:p>
          </table:table-cell>
          <table:table-cell table:style-name="ce16" office:value-type="float" office:value="1" calcext:value-type="float">
            <text:p>1,0</text:p>
          </table:table-cell>
          <table:table-cell table:style-name="ce15" table:number-columns-repeated="2"/>
          <table:table-cell table:style-name="ce17" table:formula="of:=SUM([.C4:.F4])" office:value-type="float" office:value="2" calcext:value-type="float">
            <text:p>2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108709</text:p>
          </table:table-cell>
          <table:table-cell table:style-name="ce3" office:value-type="string" calcext:value-type="string">
            <text:p>CARLOS ARTHUR RODRIGUES DA SILVA</text:p>
          </table:table-cell>
          <table:table-cell table:style-name="ce15" table:number-columns-repeated="4"/>
          <table:table-cell table:style-name="ce17" table:formula="of:=SUM([.C5:.F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02288</text:p>
          </table:table-cell>
          <table:table-cell table:style-name="ce3" office:value-type="string" calcext:value-type="string">
            <text:p>DANIELA VANESSA DA SILVA CHAVES SANTOS</text:p>
          </table:table-cell>
          <table:table-cell table:style-name="ce15" table:number-columns-repeated="4"/>
          <table:table-cell table:style-name="ce17" table:formula="of:=SUM([.C6:.F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0951</text:p>
          </table:table-cell>
          <table:table-cell table:style-name="ce3" office:value-type="string" calcext:value-type="string">
            <text:p>FLÁVIO JOSÉ NUNES DE SOUZA</text:p>
          </table:table-cell>
          <table:table-cell table:style-name="ce15" office:value-type="float" office:value="0.4" calcext:value-type="float">
            <text:p>0,4</text:p>
          </table:table-cell>
          <table:table-cell table:style-name="ce15" table:number-columns-repeated="3"/>
          <table:table-cell table:style-name="ce17" table:formula="of:=SUM([.C7:.F7])"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0413</text:p>
          </table:table-cell>
          <table:table-cell table:style-name="ce3" office:value-type="string" calcext:value-type="string">
            <text:p>HARIAN JUDSON FEITOSA SILVA</text:p>
          </table:table-cell>
          <table:table-cell table:style-name="ce15" table:number-columns-repeated="4"/>
          <table:table-cell table:style-name="ce17" table:formula="of:=SUM([.C8:.F8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4022774</text:p>
          </table:table-cell>
          <table:table-cell table:style-name="ce3" office:value-type="string" calcext:value-type="string">
            <text:p>HÉRMANE WEGELIS BARBOSA DA COSTA</text:p>
          </table:table-cell>
          <table:table-cell table:style-name="ce15" office:value-type="float" office:value="0.6" calcext:value-type="float">
            <text:p>0,6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office:value-type="float" office:value="0.4" calcext:value-type="float">
            <text:p>0,4</text:p>
          </table:table-cell>
          <table:table-cell table:style-name="ce17" table:formula="of:=SUM([.C9:.F9])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43378</text:p>
          </table:table-cell>
          <table:table-cell table:style-name="ce3" office:value-type="string" calcext:value-type="string">
            <text:p>JEOVA HENRIQUE LINHARES</text:p>
          </table:table-cell>
          <table:table-cell table:style-name="ce15" table:number-columns-repeated="4"/>
          <table:table-cell table:style-name="ce17" table:formula="of:=SUM([.C10:.F10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5801</text:p>
          </table:table-cell>
          <table:table-cell table:style-name="ce3" office:value-type="string" calcext:value-type="string">
            <text:p>JOAO VICTOR MOURA MONTEIRO MADRUGA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6" calcext:value-type="float">
            <text:p>0,6</text:p>
          </table:table-cell>
          <table:table-cell table:number-columns-repeated="2" table:style-name="ce15" office:value-type="float" office:value="1" calcext:value-type="float">
            <text:p>1,0</text:p>
          </table:table-cell>
          <table:table-cell table:style-name="ce17" table:formula="of:=SUM([.C11:.F11])" office:value-type="float" office:value="3.6" calcext:value-type="float">
            <text:p>3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5715</text:p>
          </table:table-cell>
          <table:table-cell table:style-name="ce3" office:value-type="string" calcext:value-type="string">
            <text:p>JOSE FELIX RODRIGUES ANSELMO</text:p>
          </table:table-cell>
          <table:table-cell table:style-name="ce15" office:value-type="float" office:value="0.4" calcext:value-type="float">
            <text:p>0,4</text:p>
          </table:table-cell>
          <table:table-cell table:style-name="ce15" office:value-type="float" office:value="0.6" calcext:value-type="float">
            <text:p>0,6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0.6" calcext:value-type="float">
            <text:p>0,6</text:p>
          </table:table-cell>
          <table:table-cell table:style-name="ce17" table:formula="of:=SUM([.C12:.F12])" office:value-type="float" office:value="1.6" calcext:value-type="float">
            <text:p>1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8966</text:p>
          </table:table-cell>
          <table:table-cell table:style-name="ce3" office:value-type="string" calcext:value-type="string">
            <text:p>JOSÉ ÍKARO SANTOS FERNANDES</text:p>
          </table:table-cell>
          <table:table-cell table:style-name="ce15" table:number-columns-repeated="4"/>
          <table:table-cell table:style-name="ce17" table:formula="of:=SUM([.C13:.F1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2651</text:p>
          </table:table-cell>
          <table:table-cell table:style-name="ce3" office:value-type="string" calcext:value-type="string">
            <text:p>JOSÉ RIBEIRO ALECRIM FILHO</text:p>
          </table:table-cell>
          <table:table-cell table:number-columns-repeated="3" table:style-name="ce15" office:value-type="float" office:value="1" calcext:value-type="float">
            <text:p>1,0</text:p>
          </table:table-cell>
          <table:table-cell table:style-name="ce15" office:value-type="float" office:value="0.6" calcext:value-type="float">
            <text:p>0,6</text:p>
          </table:table-cell>
          <table:table-cell table:style-name="ce17" table:formula="of:=SUM([.C14:.F14])" office:value-type="float" office:value="3.6" calcext:value-type="float">
            <text:p>3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7658</text:p>
          </table:table-cell>
          <table:table-cell table:style-name="ce3" office:value-type="string" calcext:value-type="string">
            <text:p>JÚLIA EDUARDA COSTA DOS ANJOS</text:p>
          </table:table-cell>
          <table:table-cell table:style-name="ce15" table:number-columns-repeated="4"/>
          <table:table-cell table:style-name="ce17" table:formula="of:=SUM([.C15:.F1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4880</text:p>
          </table:table-cell>
          <table:table-cell table:style-name="ce3" office:value-type="string" calcext:value-type="string">
            <text:p>LUCAS RODRIGO DE CARVALHO LIRA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table:number-columns-repeated="2"/>
          <table:table-cell table:style-name="ce17" table:formula="of:=SUM([.C16:.F1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7845</text:p>
          </table:table-cell>
          <table:table-cell table:style-name="ce3" office:value-type="string" calcext:value-type="string">
            <text:p>MARCOS VINICIUS DE LIMA MIRANDA</text:p>
          </table:table-cell>
          <table:table-cell table:style-name="ce15" table:number-columns-repeated="4"/>
          <table:table-cell table:style-name="ce17" table:formula="of:=SUM([.C17:.F17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6815</text:p>
          </table:table-cell>
          <table:table-cell table:style-name="ce3" office:value-type="string" calcext:value-type="string">
            <text:p>MICHEL RODRIGO NUNES ARRUDA</text:p>
          </table:table-cell>
          <table:table-cell table:style-name="ce15" office:value-type="float" office:value="1" calcext:value-type="float">
            <text:p>1,0</text:p>
          </table:table-cell>
          <table:table-cell table:style-name="ce15" table:number-columns-repeated="3"/>
          <table:table-cell table:style-name="ce17" table:formula="of:=SUM([.C18:.F18])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48930</text:p>
          </table:table-cell>
          <table:table-cell table:style-name="ce3" office:value-type="string" calcext:value-type="string">
            <text:p>MICHELLE SOUSA CORDEIRO</text:p>
          </table:table-cell>
          <table:table-cell table:number-columns-repeated="4" table:style-name="ce15" office:value-type="float" office:value="1" calcext:value-type="float">
            <text:p>1,0</text:p>
          </table:table-cell>
          <table:table-cell table:style-name="ce17" table:formula="of:=SUM([.C19:.F19])" office:value-type="float" office:value="4" calcext:value-type="float">
            <text:p>4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6768</text:p>
          </table:table-cell>
          <table:table-cell table:style-name="ce3" office:value-type="string" calcext:value-type="string">
            <text:p>MYLENA VIVIANE DE OLIVEIRA ARAUJO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6" calcext:value-type="float">
            <text:p>0,6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5" calcext:value-type="float">
            <text:p>0,5</text:p>
          </table:table-cell>
          <table:table-cell table:style-name="ce17" table:formula="of:=SUM([.C20:.F20])" office:value-type="float" office:value="3.1" calcext:value-type="float">
            <text:p>3,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53599</text:p>
          </table:table-cell>
          <table:table-cell table:style-name="ce3" office:value-type="string" calcext:value-type="string">
            <text:p>NATA JOHNATAN DANILO RELVA BRITO</text:p>
          </table:table-cell>
          <table:table-cell table:style-name="ce15" table:number-columns-repeated="4"/>
          <table:table-cell table:style-name="ce17" table:formula="of:=SUM([.C21:.F21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043492</text:p>
          </table:table-cell>
          <table:table-cell table:style-name="ce3" office:value-type="string" calcext:value-type="string">
            <text:p>PAULO VICTOR RIBEIRO DE FREITAS DAMASCENO</text:p>
          </table:table-cell>
          <table:table-cell table:style-name="ce15" office:value-type="float" office:value="1" calcext:value-type="float">
            <text:p>1,0</text:p>
          </table:table-cell>
          <table:table-cell table:style-name="ce15"/>
          <table:table-cell table:number-columns-repeated="2" table:style-name="ce15" office:value-type="float" office:value="1" calcext:value-type="float">
            <text:p>1,0</text:p>
          </table:table-cell>
          <table:table-cell table:style-name="ce17" table:formula="of:=SUM([.C22:.F22])" office:value-type="float" office:value="3" calcext:value-type="float">
            <text:p>3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7620</text:p>
          </table:table-cell>
          <table:table-cell table:style-name="ce3" office:value-type="string" calcext:value-type="string">
            <text:p>PEDRO PAULO COSTA GUIMARÃES</text:p>
          </table:table-cell>
          <table:table-cell table:style-name="ce15" table:number-columns-repeated="4"/>
          <table:table-cell table:style-name="ce17" table:formula="of:=SUM([.C23:.F2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39498</text:p>
          </table:table-cell>
          <table:table-cell table:style-name="ce3" office:value-type="string" calcext:value-type="string">
            <text:p>SAMANTHA COSTA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table:number-columns-repeated="2"/>
          <table:table-cell table:style-name="ce17" table:formula="of:=SUM([.C24:.F24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4164</text:p>
          </table:table-cell>
          <table:table-cell table:style-name="ce3" office:value-type="string" calcext:value-type="string">
            <text:p>VINICIUS BITTENCOURT DOS SANTOS PAGANO</text:p>
          </table:table-cell>
          <table:table-cell table:style-name="ce15" office:value-type="float" office:value="1" calcext:value-type="float">
            <text:p>1,0</text:p>
          </table:table-cell>
          <table:table-cell table:style-name="ce15" office:value-type="float" office:value="0.6" calcext:value-type="float">
            <text:p>0,6</text:p>
          </table:table-cell>
          <table:table-cell table:style-name="ce15" office:value-type="float" office:value="0" calcext:value-type="float">
            <text:p>0,0</text:p>
          </table:table-cell>
          <table:table-cell table:style-name="ce15" office:value-type="float" office:value="0.4" calcext:value-type="float">
            <text:p>0,4</text:p>
          </table:table-cell>
          <table:table-cell table:style-name="ce17" table:formula="of:=SUM([.C25:.F25])" office:value-type="float" office:value="2" calcext:value-type="float">
            <text:p>2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39575</text:p>
          </table:table-cell>
          <table:table-cell table:style-name="ce3" office:value-type="string" calcext:value-type="string">
            <text:p>WENDELL ELOI DA SILVA</text:p>
          </table:table-cell>
          <table:table-cell table:style-name="ce15" table:number-columns-repeated="4"/>
          <table:table-cell table:style-name="ce17" table:formula="of:=SUM([.C26:.F2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ções" table:style-name="ta1">
        <table:table-column table:style-name="co5" table:default-cell-style-name="ce10"/>
        <table:table-column table:style-name="co6" table:default-cell-style-name="ce10"/>
        <table:table-column table:style-name="co3" table:number-columns-repeated="1021" table:default-cell-style-name="ce1"/>
        <table:table-column table:style-name="co4" table:default-cell-style-name="ce1"/>
        <table:table-row table:style-name="ro1">
          <table:table-cell table:style-name="ce7" office:value-type="string" calcext:value-type="string">
            <text:p>Nom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ANDRE LUCAS SOUZA DE CASTRO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3" office:value-type="string" calcext:value-type="string">
            <text:p>BRENO MATEUS DOS SANTOS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Camada de Modelo incompleta pois o que deve ser manipulado são objetos da classe Filme e não strings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UNO BEZERRA BASTOS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3" office:value-type="string" calcext:value-type="string">
            <text:p>CARLOS ARTHUR RODRIGUES DA SILV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DANIELA VANESSA DA SILVA CHAVES SANTO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FLÁVIO JOSÉ NUNES DE SOUZA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3" office:value-type="string" calcext:value-type="string">
            <text:p>HARIAN JUDSON FEITOSA SILVA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HÉRMANE WEGELIS BARBOSA DA COSTA</text:p>
          </table:table-cell>
          <table:table-cell table:style-name="ce19" office:value-type="string" calcext:value-type="string">
            <text:p><text:span text:style-name="T1">- Parte A (Inserir, remover, atualizar): programa não está funcional</text:span></text:p>
            <text:p><text:span text:style-name="T1">- Parte B: (Implementação MVC): Implementação de Modelo precisa ser testada; Implementação de View precisa ser testada; Não tem Controller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EOVA HENRIQUE LINHARES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JOAO VICTOR MOURA MONTEIRO MADRUGA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ok</text:span>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JOSE FELIX RODRIGUES ANSELMO</text:p>
          </table:table-cell>
          <table:table-cell table:style-name="ce19" office:value-type="string" calcext:value-type="string">
            <text:p><text:span text:style-name="T1">- Parte A (Inserir, remover, atualizar): programa não está funcional</text:span></text:p>
            <text:p><text:span text:style-name="T1">- Parte B: (Implementação MVC): classe filme não deve solicitar entrada do usuário; Controller deve interagir com lista de filmes na camada de Modelo (e não com atributo de classe); Método atualizar contém erro de execução 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OSÉ ÍKARO SANTOS FERNANDES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JOSÉ RIBEIRO ALECRIM FILHO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class FilmeModel não deve conter nenhuma informação sobre a interface gráfica e deve funcionar independentemente del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ÚLIA EDUARDA COSTA DOS ANJO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LUCAS RODRIGO DE CARVALHO LIRA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3" office:value-type="string" calcext:value-type="string">
            <text:p>MARCOS VINICIUS DE LIMA MIRAND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MICHEL RODRIGO NUNES ARRUDA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3" office:value-type="string" calcext:value-type="string">
            <text:p>MICHELLE SOUSA CORDEIRO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ok</text:span>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MYLENA VIVIANE DE OLIVEIRA ARAUJO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camada de Modelo não está sendo usada pelo Controlador (a aplicação precisa inserir um Filme em um objeto que armazena a lista de filmes; o seu programa apenas insere a string)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A JOHNATAN DANILO RELVA BRITO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ce3" office:value-type="string" calcext:value-type="string">
            <text:p>PAULO VICTOR RIBEIRO DE FREITAS DAMASCENO</text:p>
          </table:table-cell>
          <table:table-cell table:style-name="ce19" office:value-type="string" calcext:value-type="string">
            <text:p><text:span text:style-name="T1">- Parte A (Inserir, remover, atualizar): ok</text:span></text:p>
            <text:p><text:span text:style-name="T1">- Parte B: (Implementação MVC): ok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DRO PAULO COSTA GUIMARÃ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SAMANTHA COSTA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3" office:value-type="string" calcext:value-type="string">
            <text:p>VINICIUS BITTENCOURT DOS SANTOS PAGANO</text:p>
          </table:table-cell>
          <table:table-cell table:style-name="ce19" office:value-type="string" calcext:value-type="string">
            <text:p><text:span text:style-name="T1">- Parte A (Inserir, remover, atualizar): programa não está funcional</text:span></text:p>
            <text:p><text:span text:style-name="T1">- Parte B: (Implementação MVC): Model ok; View precisa ser testada; Controller incompleto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ENDELL ELOI DA SILVA</text:p>
          </table:table-cell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9" office:value-type="string" calcext:value-type="string">
            <text:p>- Parte A (Inserir, remover, atualizar):</text:p>
            <text:p>- Parte B: (Implementação MVC): 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7:11:25.149850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1-01-25T15:05:35Z</meta:creation-date>
    <dc:date>2022-01-30T17:17:44.537921013</dc:date>
    <meta:editing-cycles>230</meta:editing-cycles>
    <meta:editing-duration>PT13H3M52S</meta:editing-duration>
    <meta:document-statistic meta:table-count="2" meta:cell-count="161" meta:object-count="0"/>
  </office:meta>
</office:document-meta>
</file>